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/>
    </style:style>
    <style:style style:name="P2" style:family="paragraph" style:parent-style-name="Standard">
      <style:paragraph-properties fo:text-align="justify" style:justify-single-word="false"/>
      <style:text-properties style:font-name="MS Reference Sans Serif" fo:font-size="11pt" style:font-size-asian="11pt" style:font-name-complex="Ari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">
      <style:paragraph-properties fo:margin-left="1.27cm" fo:margin-right="0cm" fo:text-align="justify" style:justify-single-word="false" fo:text-indent="-0.635cm" style:auto-text-indent="false"/>
      <style:text-properties style:font-name="MS Reference Sans Serif" fo:font-size="11pt" style:font-size-asian="11pt" style:font-name-complex="Arial"/>
    </style:style>
    <style:style style:name="P5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  <style:text-properties style:font-name="MS Reference Sans Serif" fo:font-size="11pt" style:font-size-asian="11pt" style:font-name-complex="Arial"/>
    </style:style>
    <style:style style:name="P6" style:family="paragraph" style:parent-style-name="Standard" style:list-style-name="WW8Num4">
      <style:paragraph-properties fo:margin-left="1.27cm" fo:margin-right="0cm" fo:text-align="justify" style:justify-single-word="false" fo:text-indent="-0.635cm" style:auto-text-indent="false"/>
      <style:text-properties style:font-name="MS Reference Sans Serif" fo:font-size="11pt" style:font-size-asian="11pt" style:font-name-complex="Arial"/>
    </style:style>
    <style:style style:name="P7" style:family="paragraph" style:parent-style-name="Standard" style:list-style-name="WW8Num2">
      <style:paragraph-properties fo:margin-left="1.27cm" fo:margin-right="0cm" fo:text-align="justify" style:justify-single-word="false" fo:text-indent="-0.635cm" style:auto-text-indent="false"/>
      <style:text-properties style:font-name="MS Reference Sans Serif" fo:font-size="11pt" style:font-size-asian="11pt" style:font-name-complex="Arial"/>
    </style:style>
    <style:style style:name="P8" style:family="paragraph" style:parent-style-name="Standard" style:list-style-name="WW8Num5">
      <style:paragraph-properties fo:margin-left="1.27cm" fo:margin-right="0cm" fo:text-align="justify" style:justify-single-word="false" fo:text-indent="-0.635cm" style:auto-text-indent="false"/>
      <style:text-properties style:font-name="MS Reference Sans Serif" fo:font-size="11pt" style:font-size-asian="11pt" style:font-name-complex="Arial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Heading_20_2">
      <style:text-properties style:font-name="MS Reference Sans Serif"/>
    </style:style>
    <style:style style:name="T1" style:family="text">
      <style:text-properties style:font-name="MS Reference Sans Serif"/>
    </style:style>
    <style:style style:name="T2" style:family="text">
      <style:text-properties style:font-name="MS Reference Sans Serif" fo:font-weight="bold" style:font-weight-asian="bold" style:font-name-complex="Arial" style:font-weight-complex="bold"/>
    </style:style>
    <style:style style:name="T3" style:family="text">
      <style:text-properties style:font-name="MS Reference Sans Serif" style:font-name-complex="Arial"/>
    </style:style>
    <style:style style:name="T4" style:family="text">
      <style:text-properties style:font-name="MS Reference Sans Serif" fo:font-size="11pt" style:font-size-asian="11pt" style:font-name-complex="Arial"/>
    </style:style>
    <style:style style:name="T5" style:family="text">
      <style:text-properties style:font-name="MS Reference Sans Serif" fo:font-size="11pt" fo:font-weight="bold" style:font-size-asian="11pt" style:font-weight-asian="bold" style:font-name-complex="Arial" style:font-weight-complex="bold"/>
    </style:style>
    <style:style style:name="T6" style:family="text">
      <style:text-properties style:font-name="MS Reference Sans Serif" fo:font-size="11pt" style:text-underline-style="solid" style:text-underline-width="auto" style:text-underline-color="font-color" style:font-size-asian="11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CTIVIDAD Nº1</text:span></text:p>
      <text:p text:style-name="P1"/>
      <text:p text:style-name="P3"><text:span text:style-name="T3"><text:tab/></text:span><text:span text:style-name="T4">En esta primera actividad deberá crear una aplicación en lenguaje java empleando clases, interfaces, y manejo de excepciones. Si bien el criterio de selección de los mismos es libre, se valorará la aplicación correcta de los conceptos y su estructuración en el programa principal.</text:span></text:p>
      <text:p text:style-name="P2"/>
      <text:p text:style-name="P3"><text:span text:style-name="T4">La concesionaria </text:span><text:span text:style-name="T5">Automax SRL</text:span><text:span text:style-name="T4"> comercializa vehículos de transporte de distintos tipos: </text:span><text:span text:style-name="T5">carga, pasajeros y uso particular.</text:span></text:p>
      <text:p text:style-name="P2">Todos poseen las siguientes características comunes:</text:p>
      <text:list xml:id="list2117908719" text:style-name="WW8Num1">
        <text:list-item>
          <text:p text:style-name="P4">Marca </text:p>
        </text:list-item>
        <text:list-item>
          <text:p text:style-name="P4">Color</text:p>
        </text:list-item>
        <text:list-item>
          <text:p text:style-name="P4">Año de Fabricación</text:p>
        </text:list-item>
        <text:list-item>
          <text:p text:style-name="P4">Tipo de Combustible</text:p>
        </text:list-item>
        <text:list-item>
          <text:p text:style-name="P4">Precio de Fábrica</text:p>
        </text:list-item>
        <text:list-item>
          <text:p text:style-name="P4">Cantidad en Stock</text:p>
        </text:list-item>
      </text:list>
      <text:p text:style-name="P3"><text:span text:style-name="T4">Los </text:span><text:span text:style-name="T5">vehículos de transporte de pasajeros</text:span><text:span text:style-name="T4"> poseen estas características:</text:span></text:p>
      <text:list xml:id="list231000576" text:style-name="WW8Num3">
        <text:list-item>
          <text:p text:style-name="P5">Cantidad de pasajeros sentados</text:p>
        </text:list-item>
        <text:list-item>
          <text:p text:style-name="P5">Cantidad de pasajeros parados</text:p>
        </text:list-item>
        <text:list-item>
          <text:p text:style-name="P5">Autonomía</text:p>
        </text:list-item>
        <text:list-item>
          <text:p text:style-name="P5">Potencia</text:p>
        </text:list-item>
      </text:list>
      <text:p text:style-name="P3"><text:span text:style-name="T4">Los </text:span><text:span text:style-name="T5">vehículos para uso particular</text:span><text:span text:style-name="T4"> tienen estas características particulares:</text:span></text:p>
      <text:list xml:id="list1186428807" text:style-name="WW8Num4">
        <text:list-item>
          <text:p text:style-name="P6">Tipo de Frenos</text:p>
        </text:list-item>
        <text:list-item>
          <text:p text:style-name="P6">Equipo de AC (Si – No)</text:p>
        </text:list-item>
        <text:list-item>
          <text:p text:style-name="P6">Cierre centralizado (Si – No)</text:p>
        </text:list-item>
      </text:list>
      <text:p text:style-name="P3"><text:span text:style-name="T4">Los </text:span><text:span text:style-name="T5">vehículos para carga</text:span><text:span text:style-name="T4"> tienen estas características particulares:</text:span></text:p>
      <text:list xml:id="list148865397" text:style-name="WW8Num2">
        <text:list-item>
          <text:p text:style-name="P7">Capacidad de carga</text:p>
        </text:list-item>
        <text:list-item>
          <text:p text:style-name="P7">Tipo de transmisión (4x2 – 4x4)</text:p>
        </text:list-item>
      </text:list>
      <text:p text:style-name="P2">Cualquiera sea el tipo de vehículo, el calculo del precio de venta se realiza mediante el siguiente método:</text:p>
      <text:p text:style-name="P2">Precio Venta = Precio de Fabrica * 1.21 + Utilidad + Impuestos</text:p>
      <text:p text:style-name="P2"/>
      <text:p text:style-name="P3"><text:span text:style-name="T4">Los impuestos <text:s/>se obtienen de una tabla (archivo.txt) que contiene los valores correspondientes a </text:span><text:span text:style-name="T6">cada tipo de vehículo.</text:span><text:span text:style-name="T4"> Estos valores deben poder modificarse si es necesario.</text:span></text:p>
      <text:p text:style-name="P2"/>
      <text:p text:style-name="P3"><text:span text:style-name="T4">Las utilidades <text:s/>se obtienen de una tabla (archivo.txt) que contiene los valores correspondientes a cada </text:span><text:span text:style-name="T6">marca de vehículo.</text:span><text:span text:style-name="T4"> Estos valores deben poder modificarse si es necesario.</text:span></text:p>
      <text:p text:style-name="P2"/>
      <text:p text:style-name="P2">Además cada vez que se vende un vehículo este debe ser asegurado. Para calcular el valor del seguro se emplea el siguiente método:</text:p>
      <text:p text:style-name="P2">Seguro = Precio de venta * Coeficiente (registrado en un archivo y que varia según el año de fabricación del vehículo) + reajuste (ingresado por el operador en el momento de realizar el cálculo. </text:p>
      <text:p text:style-name="P2"/>
      <text:p text:style-name="P2">Si el vehículo de vende financiado, el valor de la cuota se calcula mediante el siguiente método:</text:p>
      <text:p text:style-name="P2">Cuota = (Precio de venta <text:s/>+ Seguro) * Interés Anual / Número de Cuotas </text:p>
      <text:p text:style-name="P2"/>
      <text:p text:style-name="P2">Analice el problema y determine las clases, métodos e interfaces que sean necesarias. </text:p>
      <text:p text:style-name="P2">Implemente una aplicación que permita : </text:p>
      <text:list xml:id="list1338977276" text:style-name="WW8Num5">
        <text:list-item>
          <text:p text:style-name="P8">La carga <text:s/>y lectura de los distintos tipos de vehículos en un archivo.</text:p>
        </text:list-item>
        <text:list-item>
          <text:p text:style-name="P8">La carga y lectura de los impuestos</text:p>
        </text:list-item>
        <text:list-item>
          <text:p text:style-name="P8">La carga y lectura de las utilidades</text:p>
        </text:list-item>
        <text:list-item>
          <text:p text:style-name="P8"><text:soft-page-break/>El cálculo del Precio de venta del vehículo</text:p>
        </text:list-item>
        <text:list-item>
          <text:p text:style-name="P8">El cálculo del Seguro y El valor de la cuota para un número determinado de meses </text:p>
        </text:list-item>
      </text:list>
      <text:h text:style-name="P10" text:outline-level="2">Use control de excepciones ante posibles errores</text:h>
      <text:p text:style-name="P2">Opcional: Agregue el manejo de Clientes, vehículos vendidos, et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justify" style:justify-single-word="false"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86cm" fo:margin-bottom="1.903cm" fo:margin-left="2.54cm" fo:margin-right="1.74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CTIVIDAD OBLIGATORIA Nº1:</dc:title>
    <meta:initial-creator>CARLOMAGNO</meta:initial-creator>
    <meta:creation-date>2010-04-15T17:55:00</meta:creation-date>
    <dc:date>2010-05-27T22:39:34</dc:date>
    <meta:editing-cycles>2</meta:editing-cycles>
    <meta:editing-duration>PT00H01M00S</meta:editing-duration>
    <meta:document-statistic meta:table-count="0" meta:image-count="0" meta:object-count="0" meta:page-count="2" meta:paragraph-count="39" meta:word-count="417" meta:character-count="2490"/>
    <meta:generator>OpenOffice.org/3.0$Unix OpenOffice.org_project/300m15$Build-9379</meta:generator>
  </office:meta>
</office:document-meta>
</file>